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normal" officeooo:rsid="006181e0" officeooo:paragraph-rsid="0066e73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68d9c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6a591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6a92f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6pt" fo:font-weight="normal" officeooo:rsid="006a92f9" officeooo:paragraph-rsid="006a92f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6pt" fo:font-weight="normal" officeooo:rsid="006a92f9" officeooo:paragraph-rsid="006aa40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6pt" fo:font-weight="normal" officeooo:rsid="006bf2e9" officeooo:paragraph-rsid="006bf2e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6pt" fo:font-weight="normal" officeooo:rsid="006d01c9" officeooo:paragraph-rsid="006d01c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6pt" fo:font-weight="normal" officeooo:rsid="00705215" officeooo:paragraph-rsid="00705215" style:font-size-asian="16pt" style:font-weight-asian="normal" style:font-size-complex="16pt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664d49" style:font-weight-asian="bold" style:font-weight-complex="bold"/>
    </style:style>
    <style:style style:name="T3" style:family="text">
      <style:text-properties fo:color="#ce181e" fo:font-weight="bold" officeooo:rsid="0068d9c4" style:font-weight-asian="bold" style:font-weight-complex="bold"/>
    </style:style>
    <style:style style:name="T4" style:family="text">
      <style:text-properties fo:color="#ce181e" fo:font-weight="bold" officeooo:rsid="006a591a" style:font-weight-asian="bold" style:font-weight-complex="bold"/>
    </style:style>
    <style:style style:name="T5" style:family="text">
      <style:text-properties fo:color="#ce181e" fo:font-weight="bold" officeooo:rsid="006aa403" style:font-weight-asian="bold" style:font-weight-complex="bold"/>
    </style:style>
    <style:style style:name="T6" style:family="text">
      <style:text-properties officeooo:rsid="0063c21a"/>
    </style:style>
    <style:style style:name="T7" style:family="text">
      <style:text-properties officeooo:rsid="0064c171"/>
    </style:style>
    <style:style style:name="T8" style:family="text">
      <style:text-properties officeooo:rsid="00664d49"/>
    </style:style>
    <style:style style:name="T9" style:family="text">
      <style:text-properties officeooo:rsid="0066e735"/>
    </style:style>
    <style:style style:name="T10" style:family="text">
      <style:text-properties fo:font-variant="normal" fo:text-transform="none" fo:color="#222222" style:font-name="Liberation Serif" fo:letter-spacing="normal" fo:font-style="normal" officeooo:rsid="006aa403"/>
    </style:style>
    <style:style style:name="T11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e181e" style:font-name="Liberation Serif" fo:letter-spacing="normal" fo:font-style="normal" fo:font-weight="bold" officeooo:rsid="006aa403" style:font-weight-asian="bold" style:font-weight-complex="bold"/>
    </style:style>
    <style:style style:name="T13" style:family="text">
      <style:text-properties fo:font-variant="normal" fo:text-transform="none" fo:color="#ce181e" style:font-name="Liberation Serif" fo:letter-spacing="normal" fo:font-style="normal" fo:font-weight="bold" officeooo:rsid="006ead17" style:font-weight-asian="bold" style:font-weight-complex="bold"/>
    </style:style>
    <style:style style:name="T14" style:family="text">
      <style:text-properties fo:font-variant="normal" fo:text-transform="none" style:font-name="Liberation Serif" fo:letter-spacing="normal" fo:font-style="normal"/>
    </style:style>
    <style:style style:name="T15" style:family="text">
      <style:text-properties fo:font-variant="normal" fo:text-transform="none" style:font-name="Liberation Serif" fo:letter-spacing="normal" fo:font-style="normal" officeooo:rsid="006aa403"/>
    </style:style>
    <style:style style:name="T16" style:family="text">
      <style:text-properties fo:font-variant="normal" fo:text-transform="none" style:font-name="Liberation Serif" fo:letter-spacing="normal" fo:font-style="normal" officeooo:rsid="006b384f"/>
    </style:style>
    <style:style style:name="T17" style:family="text">
      <style:text-properties fo:font-variant="normal" fo:text-transform="none" style:font-name="Liberation Serif" fo:letter-spacing="normal" fo:font-style="normal" officeooo:rsid="006ead17"/>
    </style:style>
    <style:style style:name="T18" style:family="text">
      <style:text-properties fo:font-variant="normal" fo:text-transform="none" style:font-name="Liberation Serif" fo:letter-spacing="normal" fo:font-style="normal" officeooo:rsid="006f47a3"/>
    </style:style>
    <style:style style:name="T19" style:family="text">
      <style:text-properties fo:font-variant="normal" fo:text-transform="none" style:font-name="Liberation Serif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style:font-name="Liberation Serif" fo:letter-spacing="normal" fo:font-style="normal" fo:font-weight="bold" officeooo:rsid="006ead17" style:font-weight-asian="bold" style:font-weight-complex="bold"/>
    </style:style>
    <style:style style:name="T21" style:family="text">
      <style:text-properties officeooo:rsid="006a591a"/>
    </style:style>
    <style:style style:name="T22" style:family="text">
      <style:text-properties officeooo:rsid="006aa403"/>
    </style:style>
    <style:style style:name="T23" style:family="text">
      <style:text-properties officeooo:rsid="006cbe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<text:span text:style-name="T6">PANDEIROS</text:span></text:p>
      <text:p text:style-name="P1"/>
      <text:p text:style-name="P2">Pandeiro é o nome dado a alguns instrumentos musicais de percussão<text:span text:style-name="T6"> </text:span>que consistem numa pele esticada numa armação (aro) estreita, que não chega a constituir uma caixa de ressonância. São geralmente circulares, mas podem ter outros formatos (por exemplo, quadrangular). No entorno desse aro, são instalados círculos de metal, conhecidos como platinelas. No Brasil, a palavra “pandeiro” veio a designar um pandeiro específico, muito usado no samba e no pagode, mas não se limitando a esses ritmos, sendo encontrado <text:span text:style-name="T6">também</text:span> no baião, coco, maracatu, entre outros, e por isso, considerado por alguns <text:span text:style-name="T7">como </text:span>o instrumento nacional do Brasil. O primeiro aspecto que diferencia os tipos de pandeiros são os tamanhos, já que esse instrumento pode ser encontrado com opções de 8 até 14 polegadas. A escolha vai depender muito da habilidade do músico, já que os pandeiros maiores <text:span text:style-name="T7">possibilitam um som mais encorpado e com mais volume, porém </text:span>costumam exigir uma sustentação muito mais firme da mão, o que pode gerar alguns incômodos e desmotivar quem está bem no início. <text:span text:style-name="T7">Normalmente</text:span>, os tamanhos mais usados são os de 10 e 12 polegadas</text:p>
      <text:p text:style-name="P2"/>
      <text:p text:style-name="P5"><text:span text:style-name="T2">Pandeiros de Pele Natural</text:span> – <text:span text:style-name="T8">Os chamados</text:span> pandeiros de pele natural, <text:span text:style-name="T8">são os pandeiros</text:span> que <text:span text:style-name="T8">têm</text:span> <text:span text:style-name="T8">como material de construção do instrumento o</text:span> couro. <text:span text:style-name="T8">Suas principais características são o som mais grave, sua leveza e flexibilidade, o que faz com que ele seja utilizado e recomendadopara qualquer ritmo. Algo a se destacar, é que devido seu material de construção, os pandeiros de pele natural são muito influenciados por fatores climáticos (inclusive a afinação), o que também reduz sua durabilidade.</text:span></text:p>
      <text:p text:style-name="P3"/>
      <text:p text:style-name="P6"><text:span text:style-name="T2">Pandeiros de Pele Sintética </text:span>– <text:span text:style-name="T8">Os</text:span> pandeiros <text:span text:style-name="T8">de pele sintética</text:span> são, na maioria das vezes, fabricados em nylon, acrílico ou fórmica. <text:span text:style-name="T9">O som produzido pelos pandeiros de pele sintética não possuem um som tão grave quanto os de pele natural e são utilizados principalmente para ritmos como o samba e o pagode, no entanto, seu material de construção o torna um instrumento mais durável (pouco influenciado por fatores climáticos) e com alcance de volume maior. Além disso, é possível personalizar as pele sintéticas, com efeitos de transparência, estampas ou até mesmo efeitos holográficos. </text:span></text:p>
      <text:p text:style-name="P6"/>
      <text:p text:style-name="P6"><text:soft-page-break/></text:p>
      <text:p text:style-name="P8"><text:span text:style-name="T2">Pandeiros de </text:span><text:span text:style-name="T3">Três Pratinelas</text:span><text:span text:style-name="T2"> </text:span>– As platinelas, geralmente fabricadas em latão, inox, alumínio ou flanders, são os componentes que garantem grande parte da sonoridade de um pandeiro. Logicamente, quanto mais platinelas o instrumento tiver, mais som ele irá produzir. <text:span text:style-name="T21">Nos pandeiros de trẽs pratinelas, as pratinelas no instrumento são dispostas em grupo de três ao redor de todo o aro, de forma que uma delas fique pressionada pelas outras.</text:span></text:p>
      <text:p text:style-name="P6"/>
      <text:p text:style-name="P7"><text:span text:style-name="T2">Pandeiros de </text:span><text:span text:style-name="T4">Cinco</text:span><text:span text:style-name="T3"> Pratinelas</text:span><text:span text:style-name="T2"> </text:span>– <text:span text:style-name="T21">Além dos pandeiros de três pratinelas, existem ainda os pandeiros de cinco pratinelas. Os materias de fabricação e a disposição das pratinelas no aro neste caso serão os mesmos, a diferença vai se dar na quantidade delas que são colocadas em cada grupo. Ao invés de apenas uma pratinela que será pressionada, existirão três que serão pressionadas por outras duas. A principal vantagem nesse aumento de pratinelas, é que o pandeiro será capaz de produzir um volume de som ainda maior. Obviamente devido a adição de tantas pratinelas ao redor do aro, o instrumento ficará mais pesado em relação ao modelo com apenas três.</text:span></text:p>
      <text:p text:style-name="P7"/>
      <text:p text:style-name="P11"><text:span text:style-name="T1">Pandeiro de Pratinelas Duplas</text:span> – Os pandeiros de pratinelas duplas são os modelos em que são colocados o dobro de pratinelas ao redor do aro. Neste caso são colocados dois grupos ao invés de apenas um, <text:span text:style-name="T23">como é o caso dos demais modelos</text:span>. <text:s/>A tendência é que os pandeiros de pratinelas duplas sejam ainda mais pesados, <text:span text:style-name="T23">porém com uma capacidade muito superior de volume de som em relação aos outros modelos.</text:span></text:p>
      <text:p text:style-name="P10"><text:span text:style-name="T12"/></text:p>
      <text:p text:style-name="P10"><text:span text:style-name="T12">Pandeiros de Aro Reto</text:span><text:span text:style-name="T10"> – </text:span><text:span text:style-name="T14">Além de ser classificados pelo material de construção da pele e quantidade de pratinelas, os pandeiros podem ainda ser classificados </text:span><text:span text:style-name="T15">por seus tipos de aros. O pandeiro de aro reto foi o primeiro a ser empregado, </text:span><text:span text:style-name="T16">visto que seu uso foi exclusivamente limitado aos pandeiros de pele natural (fabricados em couro). </text:span></text:p>
      <text:p text:style-name="P10"><text:span text:style-name="T15"/></text:p>
      <text:p text:style-name="P9"><text:span text:style-name="T1">Pandeiros de Aro </text:span><text:span text:style-name="T5">Redondo</text:span> – <text:span text:style-name="T22"><text:s/>O aro redondo pode ser empregado tanto em pandeiros de pele natural quanto em pandeiros de pele sintética. </text:span><text:span text:style-name="T15">Alguns pandeiristas comentam que os modelos arredondados tendem a machucar menos a mão, mas isso pode variar muito entre modelos e o gosto de cada músico.</text:span></text:p>
      <text:p text:style-name="P12"><text:soft-page-break/><text:span text:style-name="T12">P</text:span><text:span text:style-name="T11">andeirola</text:span><text:span text:style-name="T14"> – Apesar de ser um instrumento diferente, a pandeirola é normalmente vista como um pandeiro e popularmente conhecida como “meia-lua”, devido ao seu formato que </text:span><text:span text:style-name="T17">se</text:span><text:span text:style-name="T14"> </text:span><text:span text:style-name="T17">assemelha a uma lua, quando só pode ser vista uma de suas metades. </text:span><text:span text:style-name="T18">No entanto</text:span><text:span text:style-name="T17">, </text:span><text:span text:style-name="T18">ainda que a pandeirola <text:s/>possua soalhas de metal (pratinelas), ela</text:span><text:span text:style-name="T17"> diferencia-se da pandeireta e do pandeiro por não ter o interior coberto por uma pele esticada. </text:span><text:span text:style-name="T18">Alguns músicos utilizam a pandeirola </text:span><text:span text:style-name="T17">também na bateria, onde geralmente é presa à estante do Chimbau. O lado depende se o baterista é canhoto ou destro.</text:span></text:p>
      <text:p text:style-name="P12"><text:span text:style-name="T17"/></text:p>
      <text:p text:style-name="P13"><text:span text:style-name="T13">P</text:span><text:span text:style-name="T11">andeireta</text:span><text:span text:style-name="T14"> – Outro instrumento muito confundido com o pandeiro é a pandeireta. A Pandeireta é um instrumento musical de percussão similar a um pandeiro brasileiro, porém, menor. Usado em músicas tradicionais de vários países Europeus como é o caso da Rússia, Espanha, Portugal. No seu formato mais conhecido a pandeireta é constituída por um aro circular (geralmente de madeira) cujo centro é coberto por uma camada de pele. É constituído ainda por um conjunto de soalhas metálicas (pratinelas), agregadas aos pares ao redor de todo o a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2H40M7S</meta:editing-duration>
    <meta:editing-cycles>15</meta:editing-cycles>
    <meta:generator>LibreOffice/6.0.7.3$Linux_X86_64 LibreOffice_project/00m0$Build-3</meta:generator>
    <dc:date>2020-06-14T15:21:18.458464966</dc:date>
    <meta:document-statistic meta:table-count="0" meta:image-count="0" meta:object-count="0" meta:page-count="3" meta:paragraph-count="11" meta:word-count="883" meta:character-count="5434" meta:non-whitespace-character-count="4548"/>
  </office:meta>
</office:document-meta>
</file>